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How to get Help</text:p>
      <text:p text:style-name="Author"><text:a xlink:type="simple" xlink:href="https://csci-1301.github.io/about#authors" office:name=""><text:span text:style-name="Definition">https://csci-1301.github.io/about#authors</text:span></text:a></text:p>
      <text:p text:style-name="Date">January 11, 2023 (12:0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page lists resources for Augusta University students to receive help with their course of studies, <text:a xlink:type="simple" xlink:href="#general" office:name=""><text:span text:style-name="Definition">in general</text:span></text:a>, for <text:a xlink:type="simple" xlink:href="#school" office:name=""><text:span text:style-name="Definition">students of the School of Computer and Cyber Sciences</text:span></text:a>, and for <text:a xlink:type="simple" xlink:href="#course" office:name=""><text:span text:style-name="Definition">this course in particular</text:span></text:a>.</text:p>
      <text:h text:style-name="Heading_20_1" text:outline-level="1"><text:bookmark-start text:name="general"/>In General<text:bookmark-end text:name="general"/></text:h>
      <text:p text:style-name="First_20_paragraph">Many resources are available to help you be a successful student:</text:p>
      <text:list text:style-name="L1">
        <text:list-item>
          <text:p text:style-name="P1">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1">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1"><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1">The <text:a xlink:type="simple" xlink:href="https://www.augusta.edu/pamplin/writingcenter/" office:name=""><text:span text:style-name="Definition">Writing Center</text:span></text:a> can help you with any written, oral, or multimedia project.</text:p>
        </text:list-item>
        <text:list-item>
          <text:p text:style-name="P1">To get help with technologies, refer to our <text:a xlink:type="simple" xlink:href="https://www.augusta.edu/continuity/index.php" office:name=""><text:span text:style-name="Definition">Instructional Technology Support</text:span></text:a> correspondent <text:a xlink:type="simple" xlink:href="https://spots.augusta.edu/sSewell/" office:name=""><text:span text:style-name="Definition">Sienna Sewell</text:span></text:a>.</text:p>
        </text:list-item>
      </text:list>
      <text:h text:style-name="Heading_20_1" text:outline-level="1"><text:bookmark-start text:name="school"/>For Students of the School of Computer and Cyber Sciences<text:bookmark-end text:name="school"/></text:h>
      <text:h text:style-name="Heading_20_2" text:outline-level="2"><text:bookmark-start text:name="school-of-computer-and-cyber-sciences-tutoring-center"/>School of Computer and Cyber Sciences Tutoring Center<text:bookmark-end text:name="school-of-computer-and-cyber-sciences-tutoring-center"/></text:h>
      <text:p text:style-name="First_20_paragraph">The School has a tutoring center that can be reached:</text:p>
      <text:list text:style-name="L2">
        <text:list-item>
          <text:p text:style-name="P2">On <text:a xlink:type="simple" xlink:href="https://discord.gg/kzKtrjzCyH" office:name=""><text:span text:style-name="Definition">discord</text:span></text:a>,</text:p>
        </text:list-item>
        <text:list-item>
          <text:p text:style-name="P2">During their tutoring hours (hours posted on the door and on discord), in University Hall 129.</text:p>
        </text:list-item>
      </text:list>
      <text:h text:style-name="Heading_20_2" text:outline-level="2"><text:bookmark-start text:name="acm-club"/>ACM Club<text:bookmark-end text:nam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not only expand the people you know, but also a fantastic place to learn and ask questions. To learn more, you can sign up for the newsletter, or attend one of the subgroup meetings (meeting times and locations are listed <text:a xlink:type="simple" xlink:href="https://spots.augusta.edu/cyberdefense" office:name=""><text:span text:style-name="Definition">on the website</text:span></text:a>).</text:p>
      <text:h text:style-name="Heading_20_2" text:outline-level="2"><text:bookmark-start text:name="other-club-activities"/>Other Club Activities<text:bookmark-end text:name="other-club-activities"/></text:h>
      <text:p text:style-name="First_20_paragraph">The Augusta University Game Design Club and Girls Who Code College Loop “will be continuing activities in full force this year”. Notifications for upcoming activities will be shared in class alongside school-wide emails.</text:p>
      <text:h text:style-name="Heading_20_1" text:outline-level="1"><text:bookmark-start text:name="for-this-course"/>For This Course<text:bookmark-end text:name="for-this-course"/></text:h>
      <text:p text:style-name="First_20_paragraph">The instructors and UCAs should be your first point of contact for any questions regarding the content of this class. Check your syllabus for how to reach out your instructor. For this semester, your UCAs ar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ow to get Hel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0:48Z</meta:creation-date>
    <dc:date>2023-01-11T17:00:48Z</dc:date>
    <meta:user-defined meta:name="date" meta:value-type="string">January  11, 2023 (12:0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